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07cm" fo:min-width="2.823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28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3.53cm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3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82cm" fo:min-width="0.736cm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77cm" fo:min-width="2.284cm" fo:padding-top="0.143cm" fo:padding-bottom="0.143cm" fo:padding-left="0.268cm" fo:padding-right="0.268cm"/>
    </style:style>
    <style:style style:name="gr10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28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28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1.752cm" fo:padding-top="0.143cm" fo:padding-bottom="0.143cm" fo:padding-left="0.268cm" fo:padding-right="0.26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5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429cm" svg:height="1.163cm" svg:x="6.079cm" svg:y="6.95cm">
          <text:p text:style-name="P1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.181cm" svg:height="1.143cm" svg:x="2.367cm" svg:y="8.111cm">
          <text:p text:style-name="P1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2.099cm" svg:height="1.143cm" svg:x="2.427cm" svg:y="6.141cm">
          <text:p text:style-name="P1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.181cm" svg:height="1.143cm" svg:x="2.372cm" svg:y="4.428cm">
          <text:p text:style-name="P1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2.099cm" svg:height="1.143cm" svg:x="2.4cm" svg:y="2.296cm">
          <text:p text:style-name="P1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3.429cm" svg:height="1.163cm" svg:x="6.079cm" svg:y="9.028cm">
          <text:p text:style-name="P1"><text:span text:style-name="T1">Distribution Chamber</text:span></text:p>
          <text:p text:style-name="P1"><text:span text:style-name="T1">Ele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2.562cm" svg:height="1.143cm" svg:x="6.488cm" svg:y="11.094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4.064cm" svg:height="1.143cm" svg:x="5.726cm" svg:y="13.018cm">
          <text:p text:style-name="P1"><text:span text:style-name="T1">Name: </text:span></text:p>
          <text:p text:style-name="P1"><text:span text:style-name="T1">Last Inspection Chamb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7.77cm" svg:y1="12.237cm" svg:x2="7.758cm" svg:y2="13.018cm" draw:start-shape="id1" draw:start-glue-point="8" draw:end-shape="id2" draw:end-glue-point="0" svg:d="M7770 12237l-12 781" svg:viewBox="0 0 13 782">
          <text:p/>
        </draw:connector>
        <draw:custom-shape draw:style-name="gr4" draw:text-style-name="P2" xml:id="id3" draw:id="id3" draw:layer="layout" svg:width="2.562cm" svg:height="1.143cm" svg:x="6.488cm" svg:y="11.103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064cm" svg:height="1.143cm" svg:x="5.726cm" svg:y="13.027cm">
          <text:p text:style-name="P1"><text:span text:style-name="T1">Name: </text:span></text:p>
          <text:p text:style-name="P1"><text:span text:style-name="T1">Last Inspection Chamb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7.77cm" svg:y1="12.246cm" svg:x2="7.758cm" svg:y2="13.027cm" draw:start-shape="id3" draw:start-glue-point="8" draw:end-shape="id4" draw:end-glue-point="0" svg:d="M7770 12246l-12 781" svg:viewBox="0 0 13 782">
          <text:p/>
        </draw:connector>
        <draw:custom-shape draw:style-name="gr4" draw:text-style-name="P2" xml:id="id6" draw:id="id6" draw:layer="layout" svg:width="2.562cm" svg:height="1.143cm" svg:x="6.488cm" svg:y="4.103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7" draw:id="id7" draw:layer="layout" svg:width="2.894cm" svg:height="1.143cm" svg:x="6.326cm" svg:y="2.327cm">
          <text:p text:style-name="P1"><text:span text:style-name="T1">IfcDescription: </text:span></text:p>
          <text:p text:style-name="P1"><text:span text:style-name="T1">Sewer 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7.794cm" svg:y1="6.95cm" svg:x2="7.769cm" svg:y2="5.246cm" draw:start-shape="id5" draw:start-glue-point="0" draw:end-shape="id6" svg:d="M7794 6950l-25-1704" svg:viewBox="0 0 26 1705">
          <text:p/>
        </draw:connector>
        <draw:connector draw:style-name="gr6" draw:text-style-name="P3" draw:layer="layout" draw:type="line" svg:x1="7.77cm" svg:y1="4.103cm" svg:x2="7.773cm" svg:y2="3.47cm" draw:start-shape="id6" draw:start-glue-point="4" draw:end-shape="id7" draw:end-glue-point="2" svg:d="M7770 4103l3-633" svg:viewBox="0 0 4 634">
          <text:p/>
        </draw:connector>
        <draw:connector draw:style-name="gr6" draw:text-style-name="P3" draw:layer="layout" draw:type="line" svg:x1="6.08cm" svg:y1="9.609cm" svg:x2="4.549cm" svg:y2="8.683cm" draw:start-shape="id8" draw:end-shape="id9" draw:end-glue-point="6" svg:d="M6080 9609l-1531-926" svg:viewBox="0 0 1532 927">
          <text:p/>
        </draw:connector>
        <draw:connector draw:style-name="gr6" draw:text-style-name="P3" draw:layer="layout" draw:type="line" svg:x1="6.08cm" svg:y1="7.531cm" svg:x2="4.549cm" svg:y2="8.683cm" draw:start-shape="id5" draw:start-glue-point="3" draw:end-shape="id9" draw:end-glue-point="6" svg:d="M6080 7531l-1531 1152" svg:viewBox="0 0 1532 1153">
          <text:p/>
        </draw:connector>
        <draw:connector draw:style-name="gr6" draw:text-style-name="P3" draw:layer="layout" draw:type="line" svg:x1="3.459cm" svg:y1="8.111cm" svg:x2="3.477cm" svg:y2="7.284cm" draw:start-shape="id9" draw:start-glue-point="4" draw:end-shape="id10" draw:end-glue-point="2" svg:d="M3459 8111l18-827" svg:viewBox="0 0 19 828">
          <text:p/>
        </draw:connector>
        <draw:connector draw:style-name="gr6" draw:text-style-name="P3" draw:layer="layout" draw:type="line" svg:x1="3.477cm" svg:y1="6.141cm" svg:x2="3.464cm" svg:y2="5.571cm" draw:start-shape="id10" draw:start-glue-point="0" draw:end-shape="id11" draw:end-glue-point="8" svg:d="M3477 6141l-13-570" svg:viewBox="0 0 14 571">
          <text:p/>
        </draw:connector>
        <draw:connector draw:style-name="gr6" draw:text-style-name="P3" draw:layer="layout" draw:type="line" svg:x1="3.464cm" svg:y1="4.428cm" svg:x2="3.45cm" svg:y2="3.439cm" draw:start-shape="id11" draw:start-glue-point="4" draw:end-shape="id12" draw:end-glue-point="2" svg:d="M3464 4428l-14-989" svg:viewBox="0 0 15 990">
          <text:p/>
        </draw:connector>
        <draw:custom-shape draw:style-name="gr8" draw:text-style-name="P4" xml:id="id13" draw:id="id13" draw:layer="layout" svg:width="2.54cm" svg:height="2.132cm" svg:x="10.591cm" svg:y="7.605cm">
          <text:p text:style-name="P1"><text:span text:style-name="T2">Check </text:span></text:p>
          <text:p text:style-name="P1"><text:span text:style-name="T2">conn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14" draw:id="id14" draw:layer="layout" svg:width="2.82cm" svg:height="1.163cm" svg:x="14.208cm" svg:y="6.715cm">
          <text:p text:style-name="P1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xml:id="id15" draw:id="id15" draw:layer="layout" svg:width="2.82cm" svg:height="1.163cm" svg:x="14.165cm" svg:y="9.212cm">
          <text:p text:style-name="P1"><text:span text:style-name="T1">Pipe Fitt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5" draw:layer="layout" svg:width="0.635cm" svg:height="0.762cm" svg:x="13.526cm" svg:y="8.239cm">
          <text:p text:style-name="P1"><text:span text:style-name="T3">AND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13.131cm" svg:y1="8.671cm" svg:x2="14.208cm" svg:y2="7.296cm" draw:start-shape="id13" draw:start-glue-point="7" draw:end-shape="id14" draw:end-glue-point="3" svg:d="M13131 8671l1077-1375" svg:viewBox="0 0 1078 1376">
          <text:p/>
        </draw:connector>
        <draw:connector draw:style-name="gr6" draw:text-style-name="P3" draw:layer="layout" draw:type="line" svg:x1="13.131cm" svg:y1="8.671cm" svg:x2="14.165cm" svg:y2="9.793cm" draw:start-shape="id13" draw:start-glue-point="7" draw:end-shape="id15" draw:end-glue-point="3" svg:d="M13131 8671l1034 1122" svg:viewBox="0 0 1035 1123">
          <text:p/>
        </draw:connector>
        <draw:connector draw:style-name="gr6" draw:text-style-name="P3" draw:layer="layout" draw:type="line" svg:x1="9.509cm" svg:y1="7.531cm" svg:x2="10.591cm" svg:y2="8.671cm" draw:start-shape="id5" draw:start-glue-point="1" draw:end-shape="id13" draw:end-glue-point="5" svg:d="M9509 7531l1082 1140" svg:viewBox="0 0 1083 1141">
          <text:p/>
        </draw:connector>
        <draw:connector draw:style-name="gr6" draw:text-style-name="P3" draw:layer="layout" draw:type="line" svg:x1="9.509cm" svg:y1="9.609cm" svg:x2="10.591cm" svg:y2="8.671cm" draw:start-shape="id8" draw:start-glue-point="1" draw:end-shape="id13" draw:end-glue-point="5" svg:d="M9509 9609l1082-938" svg:viewBox="0 0 1083 939">
          <text:p/>
        </draw:connector>
        <draw:custom-shape draw:style-name="gr4" draw:text-style-name="P2" xml:id="id16" draw:id="id16" draw:layer="layout" svg:width="2.562cm" svg:height="1.143cm" svg:x="14.335cm" svg:y="4.93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7" draw:id="id17" draw:layer="layout" svg:width="2.821cm" svg:height="1.143cm" svg:x="14.18cm" svg:y="3.132cm">
          <text:p text:style-name="P1"><text:span text:style-name="T1">IfcDescription: </text:span></text:p>
          <text:p text:style-name="P1"><text:span text:style-name="T1">Drain Line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18" draw:id="id18" draw:layer="layout" svg:width="2.562cm" svg:height="1.143cm" svg:x="14.313cm" svg:y="11.16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9" draw:id="id19" draw:layer="layout" svg:width="2.821cm" svg:height="1.143cm" svg:x="14.207cm" svg:y="13cm">
          <text:p text:style-name="P1"><text:span text:style-name="T1">IfcDescription: </text:span></text:p>
          <text:p text:style-name="P1"><text:span text:style-name="T1">Y Junction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15.617cm" svg:y1="4.937cm" svg:x2="15.591cm" svg:y2="4.275cm" draw:start-shape="id16" draw:start-glue-point="4" draw:end-shape="id17" svg:d="M15617 4937l-26-662" svg:viewBox="0 0 27 663">
          <text:p/>
        </draw:connector>
        <draw:connector draw:style-name="gr6" draw:text-style-name="P3" draw:layer="layout" draw:type="line" svg:x1="15.618cm" svg:y1="6.715cm" svg:x2="15.617cm" svg:y2="6.08cm" draw:start-shape="id14" draw:start-glue-point="0" draw:end-shape="id16" draw:end-glue-point="8" svg:d="M15618 6715l-1-635" svg:viewBox="0 0 2 636">
          <text:p/>
        </draw:connector>
        <draw:connector draw:style-name="gr6" draw:text-style-name="P3" draw:layer="layout" draw:type="line" svg:x1="15.575cm" svg:y1="10.375cm" svg:x2="15.595cm" svg:y2="11.168cm" draw:start-shape="id15" draw:start-glue-point="2" draw:end-shape="id18" draw:end-glue-point="4" svg:d="M15575 10375l20 793" svg:viewBox="0 0 21 794">
          <text:p/>
        </draw:connector>
        <draw:connector draw:style-name="gr6" draw:text-style-name="P3" draw:layer="layout" draw:type="line" svg:x1="15.595cm" svg:y1="12.311cm" svg:x2="15.618cm" svg:y2="13cm" draw:start-shape="id18" draw:start-glue-point="8" draw:end-shape="id19" draw:end-glue-point="0" svg:d="M15595 12311l23 689" svg:viewBox="0 0 24 690">
          <text:p/>
        </draw:connector>
        <draw:connector draw:style-name="gr6" draw:text-style-name="P3" draw:layer="layout" draw:line-skew="0.472cm" svg:x1="7.794cm" svg:y1="6.95cm" svg:x2="11.15cm" svg:y2="5.191cm" draw:start-shape="id5" draw:start-glue-point="0" draw:end-shape="id20" draw:end-glue-point="8" svg:d="M7794 6950v-425h3356v-1334" svg:viewBox="0 0 3357 1760">
          <text:p/>
        </draw:connector>
        <draw:custom-shape draw:style-name="gr4" draw:text-style-name="P2" xml:id="id20" draw:id="id20" draw:layer="layout" svg:width="2.562cm" svg:height="1.143cm" svg:x="9.868cm" svg:y="4.048cm">
          <text:p text:style-name="P1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1" draw:id="id21" draw:layer="layout" svg:width="2.894cm" svg:height="1.143cm" svg:x="9.726cm" svg:y="2.327cm">
          <text:p text:style-name="P1"><text:span text:style-name="T1">D = 15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7.794cm" svg:y1="10.191cm" svg:x2="7.769cm" svg:y2="11.103cm" draw:start-shape="id8" draw:start-glue-point="2" draw:end-shape="id3" svg:d="M7794 10191l-25 912" svg:viewBox="0 0 26 913">
          <text:p/>
        </draw:connector>
        <draw:connector draw:style-name="gr6" draw:text-style-name="P3" draw:layer="layout" draw:type="line" svg:x1="11.15cm" svg:y1="4.048cm" svg:x2="11.173cm" svg:y2="3.47cm" draw:start-shape="id20" draw:start-glue-point="4" draw:end-shape="id21" draw:end-glue-point="2" svg:d="M11150 4048l23-578" svg:viewBox="0 0 24 579">
          <text:p/>
        </draw:connector>
        <draw:custom-shape draw:style-name="gr12" draw:text-style-name="P2" xml:id="id22" draw:id="id22" draw:layer="layout" svg:width="2.562cm" svg:height="1.016cm" svg:x="17.637cm" svg:y="9.275cm">
          <text:p text:style-name="P1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3" draw:id="id23" draw:layer="layout" svg:width="2.288cm" svg:height="1.136cm" svg:x="21.045cm" svg:y="9.255cm">
          <text:p text:style-name="P1"><text:span text:style-name="T1">D = 15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20.199cm" svg:y1="9.783cm" svg:x2="21.045cm" svg:y2="9.823cm" draw:start-shape="id22" draw:start-glue-point="6" draw:end-shape="id23" draw:end-glue-point="3" svg:d="M20199 9783l846 40" svg:viewBox="0 0 847 41">
          <text:p/>
        </draw:connector>
        <draw:custom-shape draw:style-name="gr12" draw:text-style-name="P2" xml:id="id24" draw:id="id24" draw:layer="layout" svg:width="2.562cm" svg:height="1.016cm" svg:x="17.637cm" svg:y="6.775cm">
          <text:p text:style-name="P1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25" draw:id="id25" draw:layer="layout" svg:width="2.288cm" svg:height="1.136cm" svg:x="21.045cm" svg:y="6.755cm">
          <text:p text:style-name="P1"><text:span text:style-name="T1">D = 15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3" draw:layer="layout" draw:type="line" svg:x1="20.199cm" svg:y1="7.283cm" svg:x2="21.045cm" svg:y2="7.323cm" draw:start-shape="id24" draw:start-glue-point="6" draw:end-shape="id25" draw:end-glue-point="3" svg:d="M20199 7283l846 40" svg:viewBox="0 0 847 41">
          <text:p/>
        </draw:connector>
        <draw:connector draw:style-name="gr6" draw:text-style-name="P3" draw:layer="layout" draw:type="line" svg:x1="17.028cm" svg:y1="7.296cm" svg:x2="17.637cm" svg:y2="7.283cm" draw:start-shape="id14" draw:start-glue-point="1" draw:end-shape="id24" draw:end-glue-point="10" svg:d="M17028 7296l609-13" svg:viewBox="0 0 610 14">
          <text:p/>
        </draw:connector>
        <draw:connector draw:style-name="gr6" draw:text-style-name="P3" draw:layer="layout" draw:type="line" svg:x1="16.985cm" svg:y1="9.793cm" svg:x2="17.637cm" svg:y2="9.783cm" draw:start-shape="id15" draw:start-glue-point="1" draw:end-shape="id22" draw:end-glue-point="10" svg:d="M16985 9793l652-10" svg:viewBox="0 0 653 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3:26:49.464000000</meta:creation-date>
    <dc:date>2018-07-30T15:41:43.579000000</dc:date>
    <meta:editing-duration>PT3M22S</meta:editing-duration>
    <meta:editing-cycles>1</meta:editing-cycles>
    <meta:document-statistic meta:object-count="50"/>
    <meta:generator>LibreOffice/6.0.3.2$Windows_X86_64 LibreOffice_project/8f48d515416608e3a835360314dac7e47fd0b821</meta:generator>
  </office:meta>
</office:document-meta>
</file>